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f82ff" officeooo:paragraph-rsid="000f82ff"/>
    </style:style>
    <style:style style:name="P8" style:family="paragraph" style:parent-style-name="Azione_20_attore" style:list-style-name="L1">
      <style:text-properties officeooo:rsid="000f82ff" officeooo:paragraph-rsid="000f82ff"/>
    </style:style>
    <style:style style:name="P9" style:family="paragraph" style:parent-style-name="Azione_20_attore" style:list-style-name="L1">
      <style:text-properties officeooo:rsid="000f82ff" officeooo:paragraph-rsid="0010d2c3"/>
    </style:style>
    <style:style style:name="P10" style:family="paragraph" style:parent-style-name="Azione_20_attore">
      <style:text-properties officeooo:paragraph-rsid="000f82ff"/>
    </style:style>
    <style:style style:name="P11" style:family="paragraph" style:parent-style-name="Azione_20_attore" style:list-style-name="L1">
      <style:text-properties officeooo:rsid="0010d2c3" officeooo:paragraph-rsid="0010d2c3"/>
    </style:style>
    <style:style style:name="P12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3" style:family="paragraph" style:parent-style-name="Azione_20_attore" style:list-style-name="L1">
      <style:paragraph-properties fo:margin-left="0cm" fo:margin-right="0cm" fo:text-indent="0cm" style:auto-text-indent="false"/>
      <style:text-properties officeooo:rsid="0014a034" officeooo:paragraph-rsid="0014a034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5" style:family="paragraph" style:parent-style-name="Azione_20_sistema">
      <style:text-properties officeooo:rsid="000f82ff" officeooo:paragraph-rsid="000f82ff"/>
    </style:style>
    <style:style style:name="P16" style:family="paragraph" style:parent-style-name="Azione_20_sistema" style:list-style-name="L1">
      <style:text-properties officeooo:rsid="000f82ff" officeooo:paragraph-rsid="000f82ff"/>
    </style:style>
    <style:style style:name="P17" style:family="paragraph" style:parent-style-name="Azione_20_sistema" style:list-style-name="L1">
      <style:text-properties officeooo:rsid="000f82ff" officeooo:paragraph-rsid="0010d2c3"/>
    </style:style>
    <style:style style:name="P18" style:family="paragraph" style:parent-style-name="Azione_20_sistema" style:list-style-name="L1">
      <style:text-properties officeooo:rsid="0010d2c3" officeooo:paragraph-rsid="0010d2c3"/>
    </style:style>
    <style:style style:name="P19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0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21" style:family="paragraph" style:parent-style-name="Table_20_Contents">
      <style:text-properties officeooo:rsid="00154e99" officeooo:paragraph-rsid="00154e99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4a034"/>
    </style:style>
    <style:style style:name="T9" style:family="text">
      <style:text-properties officeooo:rsid="001565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8">residente Comu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1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7">come ospite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656505532" text:style-name="Numerazione_20_UC">
              <text:list-item text:start-value="1">
                <text:p text:style-name="P7">L'utente accede alla pagina contente il form di compilazione</text:p>
              </text:list-item>
              <text:list-item>
                <text:p text:style-name="P15">Il sistema mostra la pagina richiesta ed attende un eventuale commit</text:p>
              </text:list-item>
              <text:list-item>
                <text:p text:style-name="P10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12444588112" text:style-name="L1">
              <text:list-item>
                <text:p text:style-name="P16">Nome : stringa di caratteri</text:p>
              </text:list-item>
              <text:list-item>
                <text:p text:style-name="P8">Cognome: stringa di caratteri</text:p>
              </text:list-item>
              <text:list-item>
                <text:p text:style-name="P16">Luogo di nascita: stringa di caratteri</text:p>
              </text:list-item>
              <text:list-item>
                <text:p text:style-name="P11">Data di nascita: sequenza di interi</text:p>
              </text:list-item>
              <text:list-item>
                <text:p text:style-name="P18">Residenza: stringa di caratteri</text:p>
              </text:list-item>
              <text:list-item>
                <text:p text:style-name="P11">indirizzo: stringa di caratteri</text:p>
              </text:list-item>
              <text:list-item>
                <text:p text:style-name="P18">telefono: sequenza di interi</text:p>
              </text:list-item>
              <text:list-item>
                <text:p text:style-name="P11">email: stringa di caratteri</text:p>
                <text:p text:style-name="P12"><text:span text:style-name="T8">4</text:span><text:span text:style-name="T5">. Continua compilando la sezione relativa ai dati del bambino</text:span></text:p>
              </text:list-item>
              <text:list-item>
                <text:p text:style-name="P17">Nome : stringa di caratteri</text:p>
              </text:list-item>
              <text:list-item>
                <text:p text:style-name="P9">Cognome: stringa di caratteri</text:p>
              </text:list-item>
              <text:list-item>
                <text:p text:style-name="P17">Luogo di nascita: stringa di caratteri</text:p>
              </text:list-item>
              <text:list-item>
                <text:p text:style-name="P11">Data di nascita: sequenza di interi</text:p>
              </text:list-item>
              <text:list-item>
                <text:p text:style-name="P11">indirizzo: stringa di caratteri</text:p>
                <text:p text:style-name="P19">6. Sbarra la casella selezionando il tipo di servizio desiderato</text:p>
                <text:p text:style-name="P13">7. Sbarra le caselle di interesse dichiarando la posizione lavorativa personale e del proprio/a Compagno e/o coniuge</text:p>
                <text:p text:style-name="P12"><text:span text:style-name="T9">8</text:span><text:span text:style-name="T5">. </text:span><text:span text:style-name="T6">Sbarra le casella relative al tipo di materiale da allegare alla domanda</text:span></text:p>
                <text:p text:style-name="P20"><text:span text:style-name="T9">9</text:span>. Sottomette la domanda </text:p>
                <text:list>
                  <text:list-header>
                    <text:p text:style-name="P14"><text:s text:c="26"/><text:span text:style-name="T9">10</text:span>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9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.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16S</meta:editing-duration>
    <meta:editing-cycles>9</meta:editing-cycles>
    <meta:generator>LibreOffice/3.6$MacOSX_x86 LibreOffice_project/da8c1e6-fd468f4-454e206-f42a4a9-143cfd</meta:generator>
    <dc:date>2012-10-21T13:35:01</dc:date>
    <meta:document-statistic meta:table-count="1" meta:image-count="0" meta:object-count="0" meta:page-count="1" meta:paragraph-count="37" meta:word-count="272" meta:character-count="1694" meta:non-whitespace-character-count="1449"/>
  </office:meta>
</office:document-meta>
</file>